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000000066F8B01DA7.png"/>
  <manifest:file-entry manifest:media-type="" manifest:full-path="Pictures/TablePreview1.svm"/>
  <manifest:file-entry manifest:media-type="image/png" manifest:full-path="Pictures/10000000000001E0000001E05F476B1C.png"/>
  <manifest:file-entry manifest:media-type="image/png" manifest:full-path="Pictures/1000000000000020000001E0A05B352B.png"/>
  <manifest:file-entry manifest:media-type="image/png" manifest:full-path="Pictures/10000201000000F0000000668635B66B.png"/>
  <manifest:file-entry manifest:media-type="image/png" manifest:full-path="Pictures/10000000000001E000000020BDA342C9.png"/>
  <manifest:file-entry manifest:media-type="image/png" manifest:full-path="Pictures/10000201000000F0000000662FBE25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co1" style:family="table-column">
      <style:table-column-properties style:column-width="1.111cm" style:use-optimal-column-width="false"/>
    </style:style>
    <style:style style:name="ro1" style:family="table-row">
      <style:table-row-properties style:row-height="1.075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9.998cm" svg:height="1.074cm" svg:x="0cm" svg:y="8.9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</text:p>
              </table:table-cell>
              <table:table-cell>
                <text:p text:style-name="P1">M</text:p>
              </table:table-cell>
              <table:table-cell>
                <text:p text:style-name="P1">d</text:p>
              </table:table-cell>
              <table:table-cell>
                <text:p text:style-name="P1">m</text:p>
              </table:table-cell>
              <table:table-cell>
                <text:p text:style-name="P1">M</text:p>
              </table:table-cell>
              <table:table-cell>
                <text:p text:style-name="P1">d</text:p>
              </table:table-cell>
              <table:table-cell>
                <text:p text:style-name="P1">m</text:p>
              </table:table-cell>
              <table:table-cell>
                <text:p text:style-name="P1">M</text:p>
              </table:table-cell>
              <table:table-cell>
                <text:p text:style-name="P1">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id="id2" draw:layer="layout" svg:width="3cm" svg:height="1.26cm" svg:x="0cm" svg:y="6.74cm">
          <draw:image xlink:href="Pictures/10000201000000F0000000662FBE2569.png" xlink:type="simple" xlink:show="embed" xlink:actuate="onLoad">
            <text:p/>
          </draw:image>
        </draw:frame>
        <draw:frame draw:style-name="gr1" draw:text-style-name="P2" draw:id="id4" draw:layer="layout" svg:width="3cm" svg:height="1.26cm" svg:x="3.5cm" svg:y="6.74cm">
          <draw:image xlink:href="Pictures/10000201000000F0000000668635B66B.png" xlink:type="simple" xlink:show="embed" xlink:actuate="onLoad">
            <text:p/>
          </draw:image>
        </draw:frame>
        <draw:frame draw:style-name="gr1" draw:text-style-name="P2" draw:id="id6" draw:layer="layout" svg:width="3cm" svg:height="1.26cm" svg:x="7cm" svg:y="6.74cm">
          <draw:image xlink:href="Pictures/10000201000000F000000066F8B01DA7.png" xlink:type="simple" xlink:show="embed" xlink:actuate="onLoad">
            <text:p/>
          </draw:image>
        </draw:frame>
        <draw:frame draw:style-name="gr1" draw:text-style-name="P2" draw:id="id1" draw:layer="layout" svg:width="4.999cm" svg:height="5cm" svg:x="2.5cm" svg:y="0cm">
          <draw:image xlink:href="Pictures/10000000000001E0000001E05F476B1C.png" xlink:type="simple" xlink:show="embed" xlink:actuate="onLoad">
            <text:p/>
          </draw:image>
        </draw:frame>
        <draw:frame draw:style-name="gr1" draw:text-style-name="P2" draw:id="id3" draw:layer="layout" svg:width="4.999cm" svg:height="0.332cm" svg:x="2.5cm" svg:y="5.5cm">
          <draw:image xlink:href="Pictures/10000000000001E000000020BDA342C9.png" xlink:type="simple" xlink:show="embed" xlink:actuate="onLoad">
            <text:p/>
          </draw:image>
        </draw:frame>
        <draw:frame draw:style-name="gr1" draw:text-style-name="P2" draw:id="id5" draw:layer="layout" svg:width="0.331cm" svg:height="5cm" svg:x="7.999cm" svg:y="0cm">
          <draw:image xlink:href="Pictures/1000000000000020000001E0A05B352B.png" xlink:type="simple" xlink:show="embed" xlink:actuate="onLoad">
            <text:p/>
          </draw:image>
        </draw:frame>
        <draw:connector draw:style-name="gr2" draw:text-style-name="P2" draw:layer="layout" svg:x1="2.5cm" svg:y1="2.5cm" svg:x2="1.5cm" svg:y2="6.74cm" draw:start-shape="id1" draw:start-glue-point="3" draw:end-shape="id2" svg:d="m2500 2500h-1000v4240">
          <text:p/>
        </draw:connector>
        <draw:connector draw:style-name="gr2" draw:text-style-name="P2" draw:layer="layout" svg:x1="4.999cm" svg:y1="5.832cm" svg:x2="5cm" svg:y2="6.74cm" draw:start-shape="id3" draw:start-glue-point="2" draw:end-shape="id4" draw:end-glue-point="0" svg:d="m4999 5832v454h1v454">
          <text:p/>
        </draw:connector>
        <draw:connector draw:style-name="gr2" draw:text-style-name="P2" draw:layer="layout" svg:x1="8.33cm" svg:y1="2.5cm" svg:x2="8.5cm" svg:y2="6.74cm" draw:start-shape="id5" draw:start-glue-point="1" draw:end-shape="id6" draw:end-glue-point="0" svg:d="m8330 2500h501v3370h-331v870">
          <text:p/>
        </draw:connector>
        <draw:custom-shape draw:style-name="gr3" draw:text-style-name="P2" draw:layer="layout" svg:width="0.545cm" svg:height="3cm" draw:transform="rotate (1.5707963267946) translate (0cm 8.6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545cm" svg:height="3cm" draw:transform="rotate (1.5707963267946) translate (3.5cm 8.6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545cm" svg:height="3cm" draw:transform="rotate (1.5707963267946) translate (7cm 8.6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24T08:54:24</meta:creation-date>
    <dc:date>2010-06-24T11:03:21</dc:date>
    <meta:editing-duration>PT00H37M25S</meta:editing-duration>
    <meta:editing-cycles>2</meta:editing-cycles>
    <meta:generator>OpenOffice.org/3.2$Linux OpenOffice.org_project/320m12$Build-9483</meta:generator>
    <meta:document-statistic meta:object-count="13"/>
  </office:meta>
</office:document-meta>
</file>